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1549dd"/>
    </style:style>
    <style:style style:name="P2" style:family="paragraph" style:parent-style-name="Standard">
      <style:text-properties officeooo:rsid="001aab04" officeooo:paragraph-rsid="0013c9ea"/>
    </style:style>
    <style:style style:name="P3" style:family="paragraph" style:parent-style-name="Standard">
      <style:text-properties officeooo:rsid="001aab04" officeooo:paragraph-rsid="001e4306"/>
    </style:style>
    <style:style style:name="P4" style:family="paragraph" style:parent-style-name="Standard">
      <style:text-properties officeooo:rsid="001e4306" officeooo:paragraph-rsid="001e4306"/>
    </style:style>
    <style:style style:name="P5" style:family="paragraph" style:parent-style-name="Standard">
      <style:text-properties officeooo:rsid="001db515" officeooo:paragraph-rsid="0013c9ea"/>
    </style:style>
    <style:style style:name="P6" style:family="paragraph" style:parent-style-name="Standard">
      <style:text-properties officeooo:rsid="001db515" officeooo:paragraph-rsid="0025b8c7"/>
    </style:style>
    <style:style style:name="P7" style:family="paragraph" style:parent-style-name="Standard">
      <style:text-properties officeooo:rsid="001aab04" officeooo:paragraph-rsid="001e4306"/>
    </style:style>
    <style:style style:name="P8" style:family="paragraph" style:parent-style-name="Standard">
      <style:text-properties officeooo:rsid="001aab04" officeooo:paragraph-rsid="0023236a"/>
    </style:style>
    <style:style style:name="P9" style:family="paragraph" style:parent-style-name="Standard">
      <style:text-properties officeooo:rsid="0023236a" officeooo:paragraph-rsid="0023236a"/>
    </style:style>
    <style:style style:name="P10" style:family="paragraph" style:parent-style-name="Standard">
      <style:text-properties officeooo:rsid="00243a6a" officeooo:paragraph-rsid="00243a6a"/>
    </style:style>
    <style:style style:name="P11" style:family="paragraph" style:parent-style-name="Standard">
      <style:text-properties officeooo:rsid="00243a6a" officeooo:paragraph-rsid="0025b8c7"/>
    </style:style>
    <style:style style:name="P12" style:family="paragraph" style:parent-style-name="Standard">
      <style:text-properties officeooo:rsid="00243a6a" officeooo:paragraph-rsid="00243a6a" fo:background-color="transparent"/>
    </style:style>
    <style:style style:name="P13" style:family="paragraph" style:parent-style-name="Standard">
      <style:text-properties officeooo:rsid="0025b8c7" officeooo:paragraph-rsid="0025b8c7"/>
    </style:style>
    <style:style style:name="P14" style:family="paragraph" style:parent-style-name="Standard">
      <style:text-properties officeooo:rsid="0025d0b5" officeooo:paragraph-rsid="0025d0b5"/>
    </style:style>
    <style:style style:name="P15" style:family="paragraph" style:parent-style-name="Standard">
      <style:text-properties officeooo:rsid="0025d0b5" officeooo:paragraph-rsid="00266326"/>
    </style:style>
    <style:style style:name="P16" style:family="paragraph" style:parent-style-name="Standard">
      <style:text-properties officeooo:rsid="00266326" officeooo:paragraph-rsid="00266326"/>
    </style:style>
    <style:style style:name="P17" style:family="paragraph" style:parent-style-name="Standard">
      <style:text-properties officeooo:rsid="00266326" officeooo:paragraph-rsid="0026743c"/>
    </style:style>
    <style:style style:name="P18" style:family="paragraph" style:parent-style-name="Standard">
      <style:text-properties officeooo:rsid="00266326" officeooo:paragraph-rsid="00266326" fo:background-color="#ffff99"/>
    </style:style>
    <style:style style:name="P19" style:family="paragraph" style:parent-style-name="Standard">
      <style:text-properties officeooo:rsid="00285ca1" officeooo:paragraph-rsid="00285ca1" fo:background-color="#ffff99"/>
    </style:style>
    <style:style style:name="P20" style:family="paragraph" style:parent-style-name="Standard">
      <style:text-properties officeooo:rsid="002877e8" officeooo:paragraph-rsid="002877e8" fo:background-color="#ffff99"/>
    </style:style>
    <style:style style:name="P21" style:family="paragraph" style:parent-style-name="Standard">
      <style:text-properties officeooo:rsid="0026743c" officeooo:paragraph-rsid="0026743c"/>
    </style:style>
    <style:style style:name="P22" style:family="paragraph" style:parent-style-name="Standard">
      <style:text-properties officeooo:rsid="0026bc82" officeooo:paragraph-rsid="0026bc82"/>
    </style:style>
    <style:style style:name="P23" style:family="paragraph" style:parent-style-name="Standard">
      <style:text-properties officeooo:rsid="00285ca1" officeooo:paragraph-rsid="00285ca1"/>
    </style:style>
    <style:style style:name="P24" style:family="paragraph" style:parent-style-name="Standard">
      <style:text-properties officeooo:rsid="00285ca1" officeooo:paragraph-rsid="00285ca1" fo:background-color="#ff99ff"/>
    </style:style>
    <style:style style:name="P25" style:family="paragraph" style:parent-style-name="Standard">
      <style:text-properties officeooo:rsid="00285ca1" officeooo:paragraph-rsid="002877e8" fo:background-color="#ff99ff"/>
    </style:style>
    <style:style style:name="P26" style:family="paragraph" style:parent-style-name="Standard">
      <style:text-properties officeooo:rsid="0026bc82" officeooo:paragraph-rsid="00285ca1" fo:background-color="#ff99ff"/>
    </style:style>
    <style:style style:name="P27" style:family="paragraph" style:parent-style-name="Standard">
      <style:text-properties officeooo:rsid="002877e8" officeooo:paragraph-rsid="002877e8" fo:background-color="#ff99ff"/>
    </style:style>
    <style:style style:name="T1" style:family="text">
      <style:text-properties fo:font-weight="bold" fo:background-color="transparent" loext:char-shading-value="0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background-color="#ffff00" loext:char-shading-value="0" style:font-weight-asian="normal" style:font-weight-complex="normal"/>
    </style:style>
    <style:style style:name="T4" style:family="text">
      <style:text-properties fo:font-weight="normal" officeooo:rsid="0025b8c7" fo:background-color="#ffff00" loext:char-shading-value="0" style:font-weight-asian="normal" style:font-weight-complex="normal"/>
    </style:style>
    <style:style style:name="T5" style:family="text">
      <style:text-properties fo:font-weight="normal" officeooo:rsid="0025b8c7" fo:background-color="#ffff00" loext:char-shading-value="0" style:font-weight-asian="normal" style:font-weight-complex="normal"/>
    </style:style>
    <style:style style:name="T6" style:family="text">
      <style:text-properties fo:font-weight="normal" fo:background-color="#ffff00" loext:char-shading-value="0" style:font-weight-asian="normal" style:font-weight-complex="normal"/>
    </style:style>
    <style:style style:name="T7" style:family="text">
      <style:text-properties fo:font-weight="normal" fo:background-color="#66ffff" loext:char-shading-value="0" style:font-weight-asian="normal" style:font-weight-complex="normal"/>
    </style:style>
    <style:style style:name="T8" style:family="text">
      <style:text-properties fo:font-weight="normal" fo:background-color="transparent" loext:char-shading-value="0" style:font-weight-asian="normal" style:font-weight-complex="normal"/>
    </style:style>
    <style:style style:name="T9" style:family="text">
      <style:text-properties fo:font-weight="normal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25b8c7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266326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26743c" fo:background-color="transparent" loext:char-shading-value="0" style:font-weight-asian="normal" style:font-weight-complex="normal"/>
    </style:style>
    <style:style style:name="T13" style:family="text">
      <style:text-properties fo:font-weight="normal" officeooo:rsid="00285ca1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2877e8" fo:background-color="transparent" loext:char-shading-value="0" style:font-weight-asian="normal" style:font-weight-complex="normal"/>
    </style:style>
    <style:style style:name="T15" style:family="text">
      <style:text-properties fo:font-weight="normal" fo:background-color="#ffff99" loext:char-shading-value="0" style:font-weight-asian="normal" style:font-weight-complex="normal"/>
    </style:style>
    <style:style style:name="T16" style:family="text">
      <style:text-properties fo:font-weight="normal" officeooo:rsid="00266326" fo:background-color="#ffff99" loext:char-shading-value="0" style:font-weight-asian="normal" style:font-weight-complex="normal"/>
    </style:style>
    <style:style style:name="T17" style:family="text">
      <style:text-properties fo:font-weight="normal" fo:background-color="#ffff99" loext:char-shading-value="0" style:font-weight-asian="normal" style:font-weight-complex="normal"/>
    </style:style>
    <style:style style:name="T18" style:family="text">
      <style:text-properties fo:font-weight="normal" officeooo:rsid="0026743c" fo:background-color="#ffff99" loext:char-shading-value="0" style:font-weight-asian="normal" style:font-weight-complex="normal"/>
    </style:style>
    <style:style style:name="T19" style:family="text">
      <style:text-properties fo:font-weight="normal" officeooo:rsid="00285ca1" fo:background-color="#ffff99" loext:char-shading-value="0" style:font-weight-asian="normal" style:font-weight-complex="normal"/>
    </style:style>
    <style:style style:name="T20" style:family="text">
      <style:text-properties fo:font-weight="normal" officeooo:rsid="002877e8" fo:background-color="#ffff99" loext:char-shading-value="0" style:font-weight-asian="normal" style:font-weight-complex="normal"/>
    </style:style>
    <style:style style:name="T21" style:family="text">
      <style:text-properties fo:font-weight="normal" fo:background-color="#66ff99" loext:char-shading-value="0" style:font-weight-asian="normal" style:font-weight-complex="normal"/>
    </style:style>
    <style:style style:name="T22" style:family="text">
      <style:text-properties fo:background-color="#ffff00" loext:char-shading-value="0"/>
    </style:style>
    <style:style style:name="T23" style:family="text">
      <style:text-properties officeooo:rsid="0021f060" fo:background-color="#ffff00" loext:char-shading-value="0"/>
    </style:style>
    <style:style style:name="T24" style:family="text">
      <style:text-properties officeooo:rsid="0023236a" fo:background-color="#ffff00" loext:char-shading-value="0"/>
    </style:style>
    <style:style style:name="T25" style:family="text">
      <style:text-properties officeooo:rsid="00243a6a" fo:background-color="#ffff00" loext:char-shading-value="0"/>
    </style:style>
    <style:style style:name="T26" style:family="text">
      <style:text-properties officeooo:rsid="0025b8c7" fo:background-color="#ffff00" loext:char-shading-value="0"/>
    </style:style>
    <style:style style:name="T27" style:family="text">
      <style:text-properties fo:font-style="italic" fo:font-weight="normal" fo:background-color="#ffff99" loext:char-shading-value="0" style:font-style-asian="italic" style:font-weight-asian="normal" style:font-style-complex="italic" style:font-weight-complex="normal"/>
    </style:style>
    <style:style style:name="T28" style:family="text">
      <style:text-properties officeooo:rsid="0021f060" fo:background-color="transparent" loext:char-shading-value="0"/>
    </style:style>
    <style:style style:name="T29" style:family="text">
      <style:text-properties officeooo:rsid="0023236a" fo:background-color="transparent" loext:char-shading-value="0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243a6a" fo:background-color="transparent" loext:char-shading-value="0"/>
    </style:style>
    <style:style style:name="T32" style:family="text">
      <style:text-properties officeooo:rsid="0025b8c7" fo:background-color="transparent" loext:char-shading-value="0"/>
    </style:style>
    <style:style style:name="T33" style:family="text">
      <style:text-properties officeooo:rsid="0021f060"/>
    </style:style>
    <style:style style:name="T34" style:family="text">
      <style:text-properties officeooo:rsid="0021f060" fo:background-color="#99ffff" loext:char-shading-value="0"/>
    </style:style>
    <style:style style:name="T35" style:family="text">
      <style:text-properties officeooo:rsid="0025b8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3">Witch</text:span> BLOCKING</text:p>
      <text:p text:style-name="P2"/>
      <text:p text:style-name="P4">[ <text:span text:style-name="T33">Baker <text:s/>] <text:s text:c="2"/></text:span><text:span text:style-name="T34">What spell?</text:span></text:p>
      <text:p text:style-name="P3"/>
      <text:p text:style-name="P8">[ <text:span text:style-name="T33">Witch – upstage hand outstretched, lean on staff with other</text:span>] "<text:span text:style-name="T23">In the past,” </text:span><text:span text:style-name="T28">[ draw hand in]</text:span><text:span text:style-name="T23"> “when your mother was” </text:span><text:span text:style-name="T28">[</text:span><text:span text:style-name="T32">turn slowly to audience, </text:span><text:span text:style-name="T28">draw hand</text:span><text:span text:style-name="T29">s</text:span><text:span text:style-name="T28"> to belly]</text:span><text:span text:style-name="T23"> “with child,” </text:span><text:span text:style-name="T28">[ </text:span><text:span text:style-name="T29">smile ] “ </text:span><text:span text:style-name="T23">she took “ </text:span><text:span text:style-name="T28">[ we will put the garden in the audience, </text:span><text:span text:style-name="T32">look out to garden</text:span><text:span text:style-name="T28">]</text:span><text:span text:style-name="T23"> “ one look </text:span><text:span text:style-name="T24">at tmy beautiful [</text:span><text:span text:style-name="T29"> gesture with right hand sweeping over garden ]</text:span><text:span text:style-name="T24"> garden, and told your father [</text:span><text:span text:style-name="T29">snap head back, Bakers can react] </text:span><text:span text:style-name="T24">that what she wanted... </text:span><text:span text:style-name="T29">[ smile again]</text:span><text:span text:style-name="T24"> more than anything else in the world, was </text:span><text:span text:style-name="T29">[snap head back to audience ]</text:span><text:span text:style-name="T24"> </text:span></text:p>
      <text:p text:style-name="P3"><text:span text:style-name="T24"/></text:p>
      <text:p text:style-name="P9"><text:span text:style-name="T22">Greens, greens and [</text:span><text:span text:style-name="T30"> snap back to baker ]</text:span><text:span text:style-name="T22"> and nothing but greens! </text:span><text:span text:style-name="T32">[snap back]</text:span></text:p>
      <text:p text:style-name="P9"><text:span text:style-name="T22"/></text:p>
      <text:p text:style-name="P9"><text:span text:style-name="T32">[if it works, in the pointing that follows, time movement of the staff to the rap] </text:span><text:span text:style-name="T22">Parsley </text:span><text:span text:style-name="T30">[ point to parsely with staff ] </text:span><text:span text:style-name="T22">, Peppers </text:span><text:span text:style-name="T30">[ point to peppers ]</text:span><text:span text:style-name="T22"> cabbages and celery </text:span><text:span text:style-name="T30">[keep pointing, these are all in the front row of audience]</text:span></text:p>
      <text:p text:style-name="P9"><text:span text:style-name="T22"/></text:p>
      <text:p text:style-name="P12">[ continue pointing <text:span text:style-name="T35">to a different vegetable</text:span> for next row of audience ]</text:p>
      <text:p text:style-name="P10"><text:span text:style-name="T22">asparagus and watercress and fiddleferns and lettuce!</text:span></text:p>
      <text:p text:style-name="P10"><text:span text:style-name="T22"/></text:p>
      <text:p text:style-name="P10"><text:span text:style-name="T22">He said </text:span><text:span text:style-name="T30">[ turn head to the right, </text:span><text:span text:style-name="T32">hold hands together innocently, </text:span><text:span text:style-name="T30">pretending to be Baker’ father speaking to Baker’s mother, </text:span><text:span text:style-name="T32">speak in a mild loving voice</text:span><text:span text:style-name="T30">] </text:span><text:span text:style-name="T22">all, right </text:span></text:p>
      <text:p text:style-name="P10"><text:span text:style-name="T22"/></text:p>
      <text:p text:style-name="P9"><text:span text:style-name="T22"><text:s/>[</text:span><text:span text:style-name="T30"> snap </text:span><text:span text:style-name="T31">head back to audience, and growl</text:span><text:span text:style-name="T30"> ]</text:span><text:span text:style-name="T22"> </text:span><text:span text:style-name="T25">but it wasn’t quite</text:span></text:p>
      <text:p text:style-name="P9"><text:span text:style-name="T25"/></text:p>
      <text:p text:style-name="P10"><text:span text:style-name="T30">[relive the moment – imagine him climbing over the wall in back of the audience, point to him with staff. </text:span><text:span text:style-name="T32">With anger</text:span><text:span text:style-name="T30"> ] </text:span><text:span text:style-name="T22">‘cause I caught him in the autumn in my garden one night!</text:span></text:p>
      <text:p text:style-name="P10"><text:span text:style-name="T22"/></text:p>
      <text:p text:style-name="P10"><text:span text:style-name="T30">[ incredulous , eyes wide open ] </text:span><text:span text:style-name="T22">He was robbing me,</text:span></text:p>
      <text:p text:style-name="P10"><text:span text:style-name="T22"/></text:p>
      <text:p text:style-name="P10"><text:span text:style-name="T30">[ teeth clenched ]</text:span><text:span text:style-name="T22"> Harrassing me,</text:span></text:p>
      <text:p text:style-name="P10"><text:span text:style-name="T22"><text:s/></text:span></text:p>
      <text:p text:style-name="P11"><text:span text:style-name="T30">[ </text:span><text:span text:style-name="T32">imitate someone digging frantically into the earth</text:span><text:span text:style-name="T30"> ]</text:span><text:span text:style-name="T22"> </text:span><text:span text:style-name="T26">Rooting through my rutabaga, </text:span></text:p>
      <text:p text:style-name="P5"><text:span text:style-name="T3"/></text:p>
      <text:p text:style-name="P11"><text:span text:style-name="T30">[ </text:span><text:span text:style-name="T32">turn right and steal next thing</text:span><text:span text:style-name="T30"> ]</text:span><text:span text:style-name="T22"> </text:span><text:span text:style-name="T26">raiding my augula, </text:span></text:p>
      <text:p text:style-name="P6"><text:span text:style-name="T3"/></text:p>
      <text:p text:style-name="P11"><text:span text:style-name="T30">[ </text:span><text:span text:style-name="T32">back down, digging again</text:span><text:span text:style-name="T30"> ]</text:span><text:span text:style-name="T22"> </text:span><text:span text:style-name="T26">and ripping up my rampion </text:span></text:p>
      <text:p text:style-name="P6"><text:span text:style-name="T3"/></text:p>
      <text:p text:style-name="P11"><text:span text:style-name="T9">[ </text:span><text:span text:style-name="T10">shocked and wide-eyed again, hands to heart</text:span><text:span text:style-name="T9"> ]</text:span><text:span text:style-name="T3"> </text:span><text:span text:style-name="T4">my champion! My favorite!</text:span></text:p>
      <text:p text:style-name="P11"><text:span text:style-name="T4"/></text:p>
      <text:p text:style-name="P11"><text:span text:style-name="T9">[ </text:span><text:span text:style-name="T10">Stand up menacingly</text:span><text:span text:style-name="T9"> ]</text:span><text:span text:style-name="T5"> should have laid a spell </text:span><text:span text:style-name="T10">[hit “spell”]</text:span><text:span text:style-name="T5"> on him right there, </text:span></text:p>
      <text:p text:style-name="P11"><text:span text:style-name="T4"/></text:p>
      <text:p text:style-name="P13"><text:span text:style-name="T9">[ snap head left at Bakers] </text:span><text:span text:style-name="T3">could have turned him into a stone, or a dog, or </text:span></text:p>
      <text:p text:style-name="P13"><text:span text:style-name="T3"/></text:p>
      <text:p text:style-name="P13"><text:span text:style-name="T9">[snap head back to the audience, think a bit</text:span><text:span text:style-name="T3">] or a … chair. </text:span><text:span text:style-name="T9">[ smile – that’s a good one ]</text:span></text:p>
      <text:p text:style-name="P13"><text:span text:style-name="T3"/></text:p>
      <text:p text:style-name="P13"><text:span text:style-name="T9">[ make a motion to sit on the chair with an evil grin, but catch yourself and wave it off ]</text:span><text:span text:style-name="T3"> </text:span></text:p>
      <text:p text:style-name="P13"><text:span text:style-name="T3"/></text:p>
      <text:p text:style-name="P13"><text:soft-page-break/><text:span text:style-name="T3">But I let him the rampion I’d lots to spare. </text:span></text:p>
      <text:p text:style-name="P13"><text:span text:style-name="T3"/></text:p>
      <text:p text:style-name="P14"><text:span text:style-name="T9">[ raise a finger majistratively, with uplifting voice ] </text:span><text:span text:style-name="T3">In return however, fair is fair,</text:span></text:p>
      <text:p text:style-name="P14"><text:span text:style-name="T3"/></text:p>
      <text:p text:style-name="P14"><text:span text:style-name="T9">[ throw it away (completely nonchalant)] </text:span><text:span text:style-name="T6">You can let me the baby that your wife will bear</text:span></text:p>
      <text:p text:style-name="P14"><text:span text:style-name="T6"/></text:p>
      <text:p text:style-name="P15"><text:span text:style-name="T9">[ </text:span><text:span text:style-name="T11">turn to Bakers, smiling ] </text:span><text:span text:style-name="T16">and we’ll call it square</text:span></text:p>
      <text:p text:style-name="P15"><text:span text:style-name="T11"/></text:p>
      <text:p text:style-name="P15"><text:span text:style-name="T11"/></text:p>
      <text:p text:style-name="P16"><text:span text:style-name="T9">BEANS</text:span></text:p>
      <text:p text:style-name="P16"><text:span text:style-name="T9"/></text:p>
      <text:p text:style-name="P16"><text:span text:style-name="T9">[ looks out at audience again, pretending innocence ] </text:span><text:span text:style-name="T17">I thought I had more than reasonable.</text:span><text:span text:style-name="T9"> </text:span></text:p>
      <text:p text:style-name="P16"><text:span text:style-name="T9"/></text:p>
      <text:p text:style-name="P16"><text:span text:style-name="T9">[ Turn sharply to Bakers] </text:span><text:span text:style-name="T17">But</text:span><text:span text:style-name="T9"> [ building anger ] </text:span><text:span text:style-name="T17">how was I to know what your father had hidden in his pocket?!</text:span></text:p>
      <text:p text:style-name="P18"><text:span text:style-name="T2"/></text:p>
      <text:p text:style-name="P16"><text:span text:style-name="T9">[ Baker and wife do a double-take (look at each other) <text:s/>] </text:span><text:span text:style-name="T7">What? </text:span></text:p>
      <text:p text:style-name="P16"><text:span text:style-name="T7"/></text:p>
      <text:p text:style-name="P16"><text:span text:style-name="T9">[ Turn back out to the audience, look where the beans were ] </text:span><text:span text:style-name="T17">Beans...</text:span><text:span text:style-name="T9"> [ Mysteriously ] </text:span></text:p>
      <text:p text:style-name="P16"><text:span text:style-name="T9"/></text:p>
      <text:p text:style-name="P16"><text:span text:style-name="T9">[ Bakers, simply ] </text:span><text:span text:style-name="T21">Beans? </text:span></text:p>
      <text:p text:style-name="P16"><text:span text:style-name="T21"/></text:p>
      <text:p text:style-name="P16"><text:span text:style-name="T9">[ Turn sharply to Bakers, alarmed] </text:span><text:span text:style-name="T17">The special beans!</text:span></text:p>
      <text:p text:style-name="P16"><text:span text:style-name="T17"/></text:p>
      <text:p text:style-name="P16"><text:span text:style-name="T9"><text:s/>[ relive it. Watch him going over the wall ] </text:span><text:span text:style-name="T17">I let him go, </text:span></text:p>
      <text:p text:style-name="P16"><text:span text:style-name="T9"/></text:p>
      <text:p text:style-name="P16"><text:span text:style-name="T9">[ turn sharply to Bakers, almost pleading ] </text:span><text:span text:style-name="T17">I didn’t know he’d stolen my beans!</text:span></text:p>
      <text:p text:style-name="P16"><text:span text:style-name="T17"/></text:p>
      <text:p text:style-name="P17"><text:span text:style-name="T9">[ </text:span><text:span text:style-name="T12">she motions them to watch with her, turns to audience to continue reliving</text:span><text:span text:style-name="T9"> ] </text:span><text:span text:style-name="T17">I </text:span><text:span text:style-name="T18">was watching him crawl back over the wall </text:span></text:p>
      <text:p text:style-name="P17"><text:span text:style-name="T18"/></text:p>
      <text:p text:style-name="P17"><text:span text:style-name="T12">[ with huge energy ] </text:span><text:span text:style-name="T18">And then Bang! Crash! The Lightning Flash!</text:span><text:span text:style-name="T12"> [ pivot to Bakers, explosively ] </text:span><text:span text:style-name="T18">And -</text:span></text:p>
      <text:p text:style-name="P17"><text:span text:style-name="T18"/></text:p>
      <text:p text:style-name="P17"><text:span text:style-name="T12">[ suddenly defused, rotate to center, waving it off ] well, </text:span><text:span text:style-name="T18"><text:s/>that’s another story never mind.</text:span></text:p>
      <text:p text:style-name="P17"><text:span text:style-name="T18"/></text:p>
      <text:p text:style-name="P17"><text:span text:style-name="T12">[ head over shoulder to Bakers ] </text:span><text:span text:style-name="T18">Anyway</text:span><text:span text:style-name="T12">,</text:span></text:p>
      <text:p text:style-name="P17"><text:span text:style-name="T12"/></text:p>
      <text:p text:style-name="P17"><text:span text:style-name="T12">[ smile, look out at audience as if reliving picking up Rap;unzel. </text:span><text:span text:style-name="T18">Anyway, at last the big day came, </text:span></text:p>
      <text:p text:style-name="P17"><text:span text:style-name="T18"/></text:p>
      <text:p text:style-name="P17"><text:span text:style-name="T12">[ reach out to imaginary baby ] </text:span><text:span text:style-name="T18">and I made my claim</text:span><text:span text:style-name="T12">, [ talk baby talk ]</text:span></text:p>
      <text:p text:style-name="P17"><text:span text:style-name="T12"/></text:p>
      <text:p text:style-name="P21"><text:span text:style-name="T9">[ mockingly, as if </text:span><text:span text:style-name="T1">they</text:span><text:span text:style-name="T9"> are being rude. ] </text:span><text:span text:style-name="T17">Oh, don’t take away baby</text:span><text:span text:style-name="T9">! </text:span></text:p>
      <text:p text:style-name="P21"><text:span text:style-name="T9"/></text:p>
      <text:p text:style-name="P21"><text:span text:style-name="T9">[ annoyed, turn to bakers ] </text:span><text:span text:style-name="T17">They </text:span><text:span text:style-name="T27">shrieked</text:span><text:span text:style-name="T17"> and </text:span><text:span text:style-name="T27">screeched</text:span><text:span text:style-name="T9"> [ say “shrieked” and ‘screeched” as if it was very foul behavior indeed ]</text:span></text:p>
      <text:p text:style-name="P21"><text:span text:style-name="T9"/></text:p>
      <text:p text:style-name="P22"><text:soft-page-break/><text:span text:style-name="T9">[ turn suddenly back to audience and immediately calm down, petting imaginary baby ] </text:span><text:span text:style-name="T17">but I did</text:span><text:span text:style-name="T9">,</text:span></text:p>
      <text:p text:style-name="P22"><text:span text:style-name="T9"/></text:p>
      <text:p text:style-name="P22"><text:span text:style-name="T9">[ do some sort of magical gesture ] <text:s/></text:span><text:span text:style-name="T17">and I hid her</text:span><text:span text:style-name="T9"> [ poof! ] </text:span><text:span text:style-name="T17">where she’ll never be reached</text:span><text:span text:style-name="T9">. [ look out to baby and wave to her , smiling ]</text:span></text:p>
      <text:p text:style-name="P22"><text:span text:style-name="T9"/></text:p>
      <text:p text:style-name="P22"><text:span text:style-name="T9">[ turn back to the Bakers, complaining about how tiresome the Baker’s parents were ] </text:span><text:span text:style-name="T17">And your father cried,</text:span><text:span text:style-name="T9"> [ wave if off as a trivialit, slightly pivoting to the audence ] </text:span><text:span text:style-name="T17">and you mother died.</text:span><text:span text:style-name="T9"> [ two hand up like “what did she do that for, silly girl?” ] </text:span></text:p>
      <text:p text:style-name="P22"><text:span text:style-name="T9"/></text:p>
      <text:p text:style-name="P22"><text:span text:style-name="T9">[ happily, upbeat ] <text:s/></text:span><text:span text:style-name="T17">when for extra measure</text:span><text:span text:style-name="T9"> [ private joke with audience ] </text:span><text:span text:style-name="T17">I admit it was a pleasure – I said </text:span></text:p>
      <text:p text:style-name="P22"><text:span text:style-name="T9"/></text:p>
      <text:p text:style-name="P22"><text:span text:style-name="T9">[ turn to Bakers, matter of factly ] </text:span><text:span text:style-name="T17">Sorry, I’m still not mollified.</text:span><text:span text:style-name="T9"> [ lay spell on audience with staff, smiling, proudly] </text:span><text:span text:style-name="T17">And I laid a little spell on them </text:span><text:span text:style-name="T9">- [ turn suddenly to baker, still smiling ] </text:span><text:span text:style-name="T17">you too son</text:span><text:span text:style-name="T9"> [ zaps him for real just for fun,, baker reacts ]</text:span></text:p>
      <text:p text:style-name="P21"><text:span text:style-name="T9"/></text:p>
      <text:p text:style-name="P22"><text:span text:style-name="T9">[ turn to audience slowly while speaking ] <text:s/>t</text:span><text:span text:style-name="T17">hat you family tree would always be a [ big smile ] <text:s/>a barren one</text:span><text:span text:style-name="T9">. [ baker’s wife screams ] </text:span></text:p>
      <text:p text:style-name="P22"><text:span text:style-name="T9"/></text:p>
      <text:p text:style-name="P23"><text:span text:style-name="T9">[ happily ] </text:span><text:span text:style-name="T17">so there’s no more</text:span><text:span text:style-name="T9"> [ wipe hands ] </text:span><text:span text:style-name="T17">fuss and there’s no more</text:span><text:span text:style-name="T9"> [ <text:s/>wave off ridiculous behavior by father and mother, play with the word ‘scenes’ <text:s/>] </text:span><text:span text:style-name="T17">scenes</text:span><text:span text:style-name="T9"> [ indicate the entire audience garden ] a</text:span><text:span text:style-name="T17">nd my garden thrives! </text:span><text:span text:style-name="T9">[ proudly]</text:span></text:p>
      <text:p text:style-name="P23"><text:span text:style-name="T9"/></text:p>
      <text:p text:style-name="P23"><text:span text:style-name="T9">[ quickly turn head to Bakers ] </text:span><text:span text:style-name="T17">you should see my nectarines.</text:span><text:span text:style-name="T9"> </text:span></text:p>
      <text:p text:style-name="P23"><text:span text:style-name="T9"/></text:p>
      <text:p text:style-name="P23"><text:span text:style-name="T9">[ turn back to kings and queens on back wall of audience ] But I’m telling you the same I tell Kings and Queens [ threaten them with staff ] don’t ever never ever mess around with my greens!</text:span></text:p>
      <text:p text:style-name="P23"><text:span text:style-name="T9"/></text:p>
      <text:p text:style-name="P23"><text:span text:style-name="T9">[ stand tall, look at Bakers ] </text:span><text:span text:style-name="T17">Especially the Beans.</text:span></text:p>
      <text:p text:style-name="P19"><text:span text:style-name="T2"/></text:p>
      <text:p text:style-name="P24"><text:span text:style-name="T2">THE BAKERS SHOULD BE HORRIFIED AT THIS POINT.</text:span></text:p>
      <text:p text:style-name="P24"><text:span text:style-name="T2"/></text:p>
      <text:p text:style-name="P26"><text:span text:style-name="T8">[ </text:span><text:span text:style-name="T13">witch, looking out to audience, coyly </text:span><text:span text:style-name="T8">] </text:span><text:span text:style-name="T19">You wish to have curse reversed?</text:span><text:span text:style-name="T13"> [ look at them. Bakers eagerly shake their heads ] </text:span></text:p>
      <text:p text:style-name="P26"><text:span text:style-name="T13"/></text:p>
      <text:p text:style-name="P24"><text:span text:style-name="T8">[ calmly, raising a finger, still looking out ] I</text:span><text:span text:style-name="T15">’ll need a certain potion first</text:span><text:span text:style-name="T8">. </text:span></text:p>
      <text:p text:style-name="P24"><text:span text:style-name="T8"/></text:p>
      <text:p text:style-name="P24"><text:span text:style-name="T8">[ turn head sharply to Bakers, raising upstage finger ] </text:span><text:span text:style-name="T15">One!</text:span><text:span text:style-name="T8"> [ let head relax out. mysteriously ] </text:span><text:span text:style-name="T15">The cow, as white as milk. </text:span></text:p>
      <text:p text:style-name="P24"><text:span text:style-name="T15"/></text:p>
      <text:p text:style-name="P24"><text:span text:style-name="T8">[ turn head sharply to Bakers, raising upstage 2 fingers ] </text:span><text:span text:style-name="T15">Two!</text:span><text:span text:style-name="T8"> [ let head relax out. dramatically ] </text:span><text:span text:style-name="T15">The cape, as read as blood </text:span></text:p>
      <text:p text:style-name="P24"><text:span text:style-name="T15"/></text:p>
      <text:p text:style-name="P24"><text:span text:style-name="T8">[ turn head sharply to Bakers, raising upstage 3 fingers ] </text:span><text:span text:style-name="T15">Three!</text:span><text:span text:style-name="T8"> [ head relaxes out, in full “vamp” now ] </text:span><text:span text:style-name="T15">The hair, as yellow as corn.</text:span></text:p>
      <text:p text:style-name="P24"><text:span text:style-name="T15"><text:s/></text:span></text:p>
      <text:p text:style-name="P24"><text:span text:style-name="T8">[ turn head sharply to Bakers, raising upstage 4 fingers ] Four</text:span><text:span text:style-name="T15">!</text:span><text:span text:style-name="T8"> [ </text:span><text:span text:style-name="T14">keep focused on Bakers, still in full </text:span><text:soft-page-break/><text:span text:style-name="T14">vamp</text:span><text:span text:style-name="T8"> ] </text:span><text:span text:style-name="T15">The </text:span><text:span text:style-name="T20">slipper, as pure as gold.</text:span></text:p>
      <text:p text:style-name="P24"><text:span text:style-name="T20"/></text:p>
      <text:p text:style-name="P27"><text:span text:style-name="T8">[ stomp the staff on the ground as a punctuation, then look out to the horizon. Mysteriously ]</text:span><text:span text:style-name="T15"> Bring me these before the chime </text:span></text:p>
      <text:p text:style-name="P24"><text:span text:style-name="T15"><text:s/></text:span></text:p>
      <text:p text:style-name="P25"><text:span text:style-name="T8">[ turn head sharply to Bakers ] </text:span><text:span text:style-name="T20">Of midnight</text:span><text:span text:style-name="T15">! <text:s/></text:span><text:span text:style-name="T14">[raise 3 fingers] I</text:span><text:span text:style-name="T20">n three days time,</text:span><text:span text:style-name="T14"> <text:s/>[relax head out to </text:span><text:span text:style-name="T20">audience ] and you shall have, I guarantee, a child </text:span><text:span text:style-name="T14">[ gesture like holding a baby ] a</text:span><text:span text:style-name="T20">s perfect as child can be.</text:span><text:span text:style-name="T14"> [ drop the baby and silently say “oops!” and smile ]</text:span></text:p>
      <text:p text:style-name="P25"><text:span text:style-name="T14"/></text:p>
      <text:p text:style-name="P27"><text:span text:style-name="T8">[ turn suddenly ] </text:span><text:span text:style-name="T15">Go to the wood!</text:span></text:p>
      <text:p text:style-name="P20"><text:span text:style-name="T2"/></text:p>
      <text:p text:style-name="P27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1549d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8T23:08:02.247922766</dc:date>
    <meta:editing-duration>PT51M41S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4" meta:paragraph-count="65" meta:word-count="1254" meta:character-count="6412" meta:non-whitespace-character-count="5171"/>
  </office:meta>
</office:document-meta>
</file>